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AA6BD97E901A06A6B5.png" manifest:media-type="image/png"/>
  <manifest:file-entry manifest:full-path="Pictures/1000160A000025AF000011893472975093088BA3.svg" manifest:media-type="image/svg+xml"/>
  <manifest:file-entry manifest:full-path="Pictures/10002E2C000025AF000014F87C35248CC841EF6F.svg" manifest:media-type="image/svg+xml"/>
  <manifest:file-entry manifest:full-path="Pictures/100002010000016D000000CB2087B711BF0F5C58.png" manifest:media-type="image/png"/>
  <manifest:file-entry manifest:full-path="Pictures/10000000000003900000001EACD250F8BC4061E4.png" manifest:media-type="image/png"/>
  <manifest:file-entry manifest:full-path="Pictures/10000201000003C00000022297ADF94F993A9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draw:textarea-vertical-align="top"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3" draw:layer="layout" svg:width="6.883cm" svg:height="3.326cm" svg:x="9.589cm" svg:y="12.754cm">
          <draw:text-box>
            <text:p text:style-name="P2"><text:span text:style-name="T2">Cameron Seader (SUSE)</text:span></text:p>
            <text:p text:style-name="P2"><text:span text:style-name="T3">Senior Technology Strategist</text:span></text:p>
            <text:p text:style-name="P2"><text:span text:style-name="T3">cseader@suse.com</text:span></text:p>
          </draw:text-box>
        </draw:frame>
        <draw:frame presentation:style-name="pr2" draw:text-style-name="P3" draw:layer="layout" svg:width="6.883cm" svg:height="2.564cm" svg:x="1.461cm" svg:y="15.548cm">
          <draw:text-box>
            <text:p text:style-name="P2"><text:span text:style-name="T2">Florian Haas (Hastexo)</text:span></text:p>
            <text:p text:style-name="P2"><text:span text:style-name="T3">CEO</text:span></text:p>
            <text:p text:style-name="P2"><text:span text:style-name="T3">florian.haas@hastexo.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0-26T09:32:42.060820123</dc:date>
    <meta:editing-duration>PT18H27M48S</meta:editing-duration>
    <meta:editing-cycles>86</meta:editing-cycles>
    <meta:generator>LibreOffice/5.2.2.2.0$Linux_X86_64 LibreOffice_project/20m0$Build-2</meta:generator>
    <meta:keyword>presentation</meta:keyword>
    <meta:keyword>template</meta:keyword>
    <meta:keyword>SUSE template</meta:keyword>
    <meta:keyword>2014</meta:keyword>
    <meta:document-statistic meta:object-count="11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